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8e0201" officeooo:paragraph-rsid="008e0201"/>
    </style:style>
    <style:style style:name="P20" style:family="paragraph" style:parent-style-name="Text_20_body">
      <style:text-properties officeooo:rsid="009e1264" officeooo:paragraph-rsid="009e1264"/>
    </style:style>
    <style:style style:name="P21" style:family="paragraph" style:parent-style-name="Text_20_body" style:list-style-name="L2">
      <style:text-properties officeooo:rsid="008e0201" officeooo:paragraph-rsid="009e1264"/>
    </style:style>
    <style:style style:name="P22" style:family="paragraph" style:parent-style-name="Text_20_body" style:list-style-name="L2">
      <style:text-properties officeooo:rsid="009684bc" officeooo:paragraph-rsid="009e1264"/>
    </style:style>
    <style:style style:name="P23" style:family="paragraph" style:parent-style-name="Text_20_body" style:list-style-name="L2">
      <style:text-properties officeooo:rsid="00986294" officeooo:paragraph-rsid="009e1264"/>
    </style:style>
    <style:style style:name="P24" style:family="paragraph" style:parent-style-name="Text_20_body" style:list-style-name="L2">
      <style:text-properties officeooo:rsid="009421f3" officeooo:paragraph-rsid="009fe847"/>
    </style:style>
    <style:style style:name="P25" style:family="paragraph" style:parent-style-name="Text_20_body" style:list-style-name="L2">
      <style:text-properties officeooo:rsid="0094b739" officeooo:paragraph-rsid="009fe847"/>
    </style:style>
    <style:style style:name="P26" style:family="paragraph" style:parent-style-name="Text_20_body" style:list-style-name="L2">
      <style:text-properties officeooo:rsid="009c494f" officeooo:paragraph-rsid="009fe847"/>
    </style:style>
    <style:style style:name="P27" style:family="paragraph" style:parent-style-name="Text_20_body" style:list-style-name="L2">
      <style:text-properties officeooo:rsid="009c494f" officeooo:paragraph-rsid="00a6beaa"/>
    </style:style>
    <style:style style:name="P28" style:family="paragraph" style:parent-style-name="Text_20_body" style:list-style-name="L2">
      <style:text-properties officeooo:rsid="009fe847" officeooo:paragraph-rsid="00a6beaa"/>
    </style:style>
    <style:style style:name="P29" style:family="paragraph" style:parent-style-name="Text_20_body">
      <style:text-properties officeooo:rsid="00986294" officeooo:paragraph-rsid="009e1264"/>
    </style:style>
    <style:style style:name="P30" style:family="paragraph" style:parent-style-name="Text_20_body" style:list-style-name="L3">
      <style:text-properties officeooo:rsid="009ae47e" officeooo:paragraph-rsid="009fe847"/>
    </style:style>
    <style:style style:name="P31" style:family="paragraph" style:parent-style-name="Text_20_body" style:list-style-name="L3">
      <style:text-properties officeooo:rsid="009b118e" officeooo:paragraph-rsid="00a4c0e0"/>
    </style:style>
    <style:style style:name="P32" style:family="paragraph" style:parent-style-name="Text_20_body" style:list-style-name="L3">
      <style:text-properties officeooo:rsid="00986294" officeooo:paragraph-rsid="009fe847"/>
    </style:style>
    <style:style style:name="P33" style:family="paragraph" style:parent-style-name="Text_20_body">
      <style:text-properties officeooo:rsid="009fe847" officeooo:paragraph-rsid="009fe847"/>
    </style:style>
    <style:style style:name="P34" style:family="paragraph" style:parent-style-name="Text_20_body" style:list-style-name="L4">
      <style:text-properties officeooo:rsid="009421f3" officeooo:paragraph-rsid="009fe847"/>
    </style:style>
    <style:style style:name="P35" style:family="paragraph" style:parent-style-name="Text_20_body" style:list-style-name="L4">
      <style:text-properties officeooo:rsid="008e0201" officeooo:paragraph-rsid="009fe847"/>
    </style:style>
    <style:style style:name="P36" style:family="paragraph" style:parent-style-name="Text_20_body" style:list-style-name="L5">
      <style:text-properties officeooo:rsid="008e0201" officeooo:paragraph-rsid="008e0201"/>
    </style:style>
    <style:style style:name="P37" style:family="paragraph" style:parent-style-name="Text_20_body" style:list-style-name="L5">
      <style:text-properties officeooo:rsid="008e0201" officeooo:paragraph-rsid="009fe847"/>
    </style:style>
    <style:style style:name="P38" style:family="paragraph" style:parent-style-name="Text_20_body" style:list-style-name="L5">
      <style:text-properties officeooo:rsid="008fd31f" officeooo:paragraph-rsid="009fe847"/>
    </style:style>
    <style:style style:name="P39" style:family="paragraph" style:parent-style-name="Text_20_body" style:list-style-name="L5">
      <style:text-properties officeooo:rsid="00916fe0" officeooo:paragraph-rsid="009fe847"/>
    </style:style>
    <style:style style:name="P40" style:family="paragraph" style:parent-style-name="Text_20_body" style:list-style-name="L6">
      <style:text-properties officeooo:rsid="008fd31f" officeooo:paragraph-rsid="00a161b5"/>
    </style:style>
    <style:style style:name="P41" style:family="paragraph" style:parent-style-name="Text_20_body" style:list-style-name="L6">
      <style:text-properties officeooo:rsid="009b93b9" officeooo:paragraph-rsid="00a4c0e0"/>
    </style:style>
    <style:style style:name="P42" style:family="paragraph" style:parent-style-name="Text_20_body" style:list-style-name="L6">
      <style:text-properties officeooo:rsid="009fe847" officeooo:paragraph-rsid="009fe847"/>
    </style:style>
    <style:style style:name="P43" style:family="paragraph" style:parent-style-name="Text_20_body">
      <style:text-properties officeooo:rsid="008e0201" officeooo:paragraph-rsid="00986294"/>
    </style:style>
    <style:style style:name="P44" style:family="paragraph" style:parent-style-name="Text_20_body">
      <style:text-properties officeooo:rsid="00a297e6" officeooo:paragraph-rsid="00a297e6"/>
    </style:style>
    <style:style style:name="P45" style:family="paragraph" style:parent-style-name="Text_20_body" style:list-style-name="L7">
      <style:text-properties officeooo:rsid="009c494f" officeooo:paragraph-rsid="00a4c0e0"/>
    </style:style>
    <style:style style:name="P46" style:family="paragraph" style:parent-style-name="Text_20_body" style:list-style-name="L8">
      <style:text-properties officeooo:rsid="009421f3" officeooo:paragraph-rsid="00a4c0e0"/>
    </style:style>
    <style:style style:name="P47" style:family="paragraph" style:parent-style-name="Text_20_body" style:list-style-name="L8">
      <style:text-properties officeooo:rsid="009684bc" officeooo:paragraph-rsid="00a4c0e0"/>
    </style:style>
    <style:style style:name="P48" style:family="paragraph" style:parent-style-name="Text_20_body" style:list-style-name="L8">
      <style:text-properties officeooo:rsid="00986294" officeooo:paragraph-rsid="00a4c0e0"/>
    </style:style>
    <style:style style:name="P49" style:family="paragraph" style:parent-style-name="Text_20_body" style:list-style-name="L8">
      <style:text-properties officeooo:rsid="009a6223" officeooo:paragraph-rsid="00a4c0e0"/>
    </style:style>
    <style:style style:name="P50" style:family="paragraph" style:parent-style-name="Text_20_body" style:list-style-name="L9">
      <style:text-properties officeooo:rsid="008e0201" officeooo:paragraph-rsid="008e0201"/>
    </style:style>
    <style:style style:name="P51" style:family="paragraph" style:parent-style-name="Text_20_body">
      <style:text-properties officeooo:rsid="008fd31f" officeooo:paragraph-rsid="008fd31f"/>
    </style:style>
    <style:style style:name="P52" style:family="paragraph" style:parent-style-name="Text_20_body" style:list-style-name="L2">
      <style:text-properties officeooo:rsid="00986294" officeooo:paragraph-rsid="00986294"/>
    </style:style>
    <style:style style:name="P53" style:family="paragraph" style:parent-style-name="Text_20_body" style:list-style-name="L2">
      <style:text-properties officeooo:rsid="008fd31f" officeooo:paragraph-rsid="008fd31f"/>
    </style:style>
    <style:style style:name="P54" style:family="paragraph" style:parent-style-name="Text_20_body" style:list-style-name="L2">
      <style:text-properties officeooo:rsid="00916fe0" officeooo:paragraph-rsid="00916fe0"/>
    </style:style>
    <style:style style:name="P55" style:family="paragraph" style:parent-style-name="Text_20_body" style:list-style-name="L2">
      <style:text-properties officeooo:rsid="009421f3" officeooo:paragraph-rsid="009421f3"/>
    </style:style>
    <style:style style:name="P56" style:family="paragraph" style:parent-style-name="Text_20_body" style:list-style-name="L2">
      <style:text-properties officeooo:rsid="0094b739" officeooo:paragraph-rsid="0094b739"/>
    </style:style>
    <style:style style:name="P57" style:family="paragraph" style:parent-style-name="Text_20_body" style:list-style-name="L2">
      <style:text-properties officeooo:rsid="009a6223" officeooo:paragraph-rsid="009421f3"/>
    </style:style>
    <style:style style:name="P58" style:family="paragraph" style:parent-style-name="Text_20_body" style:list-style-name="L2">
      <style:text-properties officeooo:rsid="009ae47e" officeooo:paragraph-rsid="009ae47e"/>
    </style:style>
    <style:style style:name="P59" style:family="paragraph" style:parent-style-name="Text_20_body" style:list-style-name="L2">
      <style:text-properties officeooo:rsid="009b118e" officeooo:paragraph-rsid="009b118e"/>
    </style:style>
    <style:style style:name="P60" style:family="paragraph" style:parent-style-name="Text_20_body" style:list-style-name="L2">
      <style:text-properties officeooo:rsid="009b93b9" officeooo:paragraph-rsid="009b93b9"/>
    </style:style>
    <style:style style:name="P61" style:family="paragraph" style:parent-style-name="Text_20_body" style:list-style-name="L2">
      <style:text-properties officeooo:rsid="009c494f" officeooo:paragraph-rsid="009c494f"/>
    </style:style>
    <style:style style:name="T1" style:family="text">
      <style:text-properties fo:color="#ffffff" loext:opacity="100%" style:font-name="Ubuntu Nerd Font" fo:font-size="15pt" style:font-size-asian="13pt" style:font-size-complex="15pt"/>
    </style:style>
    <style:style style:name="T2" style:family="text">
      <style:text-properties officeooo:rsid="008941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 style:text-line-through-type="single" officeooo:rsid="006f5b64"/>
    </style:style>
    <style:style style:name="T5" style:family="text">
      <style:text-properties officeooo:rsid="006f5b64"/>
    </style:style>
    <style:style style:name="T6" style:family="text">
      <style:text-properties officeooo:rsid="006f5b64" fo:background-color="#fff5ce" loext:char-shading-value="0"/>
    </style:style>
    <style:style style:name="T7" style:family="text">
      <style:text-properties officeooo:rsid="009421f3"/>
    </style:style>
    <style:style style:name="T8" style:family="text">
      <style:text-properties officeooo:rsid="009684bc"/>
    </style:style>
    <style:style style:name="T9" style:family="text">
      <style:text-properties officeooo:rsid="0034205e"/>
    </style:style>
    <style:style style:name="T10" style:family="text">
      <style:text-properties fo:font-style="italic" officeooo:rsid="0034a4eb" style:font-style-asian="italic" style:font-style-complex="italic"/>
    </style:style>
    <style:style style:name="T11" style:family="text">
      <style:text-properties officeooo:rsid="00a2ddea"/>
    </style:style>
    <style:style style:name="T12" style:family="text">
      <style:text-properties officeooo:rsid="009fe847"/>
    </style:style>
    <style:style style:name="T13" style:family="text">
      <style:text-properties officeooo:rsid="00a297e6"/>
    </style:style>
    <style:style style:name="T14" style:family="text">
      <style:text-properties officeooo:rsid="009e126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1">Revision 01</text:span></text:p></draw:text-box></draw:frame><text:span text:style-name="T2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3">Bold texts</text:span> were included in previous years questions. <text:line-break/><text:span text:style-name="T3">*</text:span> mark represents repentance amount. <text:line-break/><text:span text:style-name="T4">Strike-through</text:span><text:span text:style-name="T5"> refers to out of syllabus.<text:line-break/></text:span><text:span text:style-name="T6">Highlighted texts</text:span><text:span text:style-name="T5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7">20-21</text:span></text:p>
        </text:list-item>
        <text:list-item>
          <text:p text:style-name="P13">Session <text:span text:style-name="T8">18-19</text:span></text:p>
        </text:list-item>
        <text:list-item>
          <text:p text:style-name="P14">Session <text:span text:style-name="T9">2020 </text:span><text:span text:style-name="T10">(mostly out-of-sync)</text:span></text:p>
        </text:list-item>
      </text:list>
      <text:p text:style-name="P15"/>
      <text:p text:style-name="P16">By no means, <text:span text:style-name="T3">this is any sorts of suggestions</text:span>. Just a quick <text:span text:style-name="T3">overview</text:span>! <text:line-break/>Nothing more, nothing less :)</text:p>
      <text:p text:style-name="P17">And yah, can be <text:span text:style-name="T3">inaccurate</text:span>! Feel free to <text:span text:style-name="T3">criticize</text:span>.</text:p>
      <text:h text:style-name="P18" text:outline-level="1">Shobuj Sir (<text:span text:style-name="T2">x</text:span>3)</text:h>
      <text:p text:style-name="P19"/>
      <text:p text:style-name="P20">Chapter 1 <text:span text:style-name="T11">(Introduction)</text:span></text:p>
      <text:list xml:id="list1395543121" text:style-name="L2">
        <text:list-item>
          <text:p text:style-name="P21">Various properties of DBMS</text:p>
        </text:list-item>
        <text:list-item>
          <text:p text:style-name="P22">Five responsibility of data management system</text:p>
        </text:list-item>
        <text:list-item>
          <text:p text:style-name="P22">Concurrency</text:p>
        </text:list-item>
        <text:list-item>
          <text:p text:style-name="P23">Database approach vs file approach</text:p>
        </text:list-item>
        <text:list-item>
          <text:p text:style-name="P23">ACID property</text:p>
        </text:list-item>
        <text:list-item>
          <text:p text:style-name="P23">Why DB uses declarative query language instead of providing lib of procedure language</text:p>
        </text:list-item>
        <text:list-item>
          <text:p text:style-name="P24">SQL vs MySQL vs SQL Server</text:p>
        </text:list-item>
        <text:list-item>
          <text:p text:style-name="P25">Password security in <text:span text:style-name="T8">database</text:span></text:p>
        </text:list-item>
        <text:list-item>
          <text:p text:style-name="P26">Purposes of database system</text:p>
        </text:list-item>
        <text:list-item>
          <text:p text:style-name="P26">Levels of abstraction in database systems</text:p>
        </text:list-item>
        <text:list-item>
          <text:p text:style-name="P27">DBMS vs RD<text:span text:style-name="T12">B</text:span>MS</text:p>
        </text:list-item>
        <text:list-item>
          <text:p text:style-name="P28">NoSQL</text:p>
        </text:list-item>
      </text:list>
      <text:p text:style-name="P29"/>
      <text:p text:style-name="P20">Chapter 2 <text:span text:style-name="T13">(</text:span>Introduction to the Relational Model<text:span text:style-name="T13">)</text:span></text:p>
      <text:list text:style-name="L3">
        <text:list-item>
          <text:p text:style-name="P30">Primary vs cadidate vs foreign key</text:p>
        </text:list-item>
        <text:list-item>
          <text:p text:style-name="P31">CHAR vs VARCHAR</text:p>
        </text:list-item>
        <text:list-item>
          <text:p text:style-name="P32">Relational Algebra</text:p>
          <text:list>
            <text:list-item>
              <text:p text:style-name="P32">select</text:p>
            </text:list-item>
            <text:list-item>
              <text:p text:style-name="P32">project</text:p>
            </text:list-item>
            <text:list-item>
              <text:p text:style-name="P32">Cartesian-product</text:p>
            </text:list-item>
            <text:list-item>
              <text:p text:style-name="P32">join</text:p>
            </text:list-item>
            <text:list-item>
              <text:p text:style-name="P32">set</text:p>
            </text:list-item>
          </text:list>
        </text:list-item>
      </text:list>
      <text:p text:style-name="P20"/>
      <text:p text:style-name="P33">Chapter 3 <text:span text:style-name="T13">(Introduction to SQL)</text:span></text:p>
      <text:list text:style-name="L4">
        <text:list-item>
          <text:p text:style-name="P34">Queries condition check</text:p>
        </text:list-item>
        <text:list-item>
          <text:p text:style-name="P34">Like operator with lower() function to use case-insensitive matching </text:p>
        </text:list-item>
        <text:list-item>
          <text:p text:style-name="P35">DBMS Queries</text:p>
        </text:list-item>
      </text:list>
      <text:list text:style-name="L5">
        <text:list-item>
          <text:list>
            <text:list-item>
              <text:p text:style-name="P36">Select</text:p>
            </text:list-item>
            <text:list-item>
              <text:p text:style-name="P36">Where</text:p>
            </text:list-item>
            <text:list-item>
              <text:p text:style-name="P37">Join</text:p>
            </text:list-item>
            <text:list-item>
              <text:p text:style-name="P37">Group by</text:p>
            </text:list-item>
            <text:list-item>
              <text:p text:style-name="P37">Not in/ exists</text:p>
            </text:list-item>
            <text:list-item>
              <text:p text:style-name="P38">Aggregate functions</text:p>
            </text:list-item>
            <text:list-item>
              <text:p text:style-name="P39">Insertion</text:p>
            </text:list-item>
          </text:list>
        </text:list-item>
      </text:list>
      <text:p text:style-name="P19"/>
      <text:p text:style-name="P33">Chapter 4 <text:span text:style-name="T13">(Intermediate SQL)</text:span></text:p>
      <text:list text:style-name="L6">
        <text:list-item>
          <text:p text:style-name="P40">Violation of foreign key while inserting or deleting</text:p>
        </text:list-item>
        <text:list-item>
          <text:p text:style-name="P41"><text:soft-page-break/>SQL constrains and integrity constrains</text:p>
        </text:list-item>
        <text:list-item>
          <text:p text:style-name="P42">DBMS Queries</text:p>
          <text:list>
            <text:list-item>
              <text:p text:style-name="P42">Join</text:p>
            </text:list-item>
          </text:list>
        </text:list-item>
      </text:list>
      <text:p text:style-name="P43"/>
      <text:p text:style-name="P44">Chapter 5 (Advanced SQL)</text:p>
      <text:p text:style-name="P44"/>
      <text:p text:style-name="P44">Chapter 9 (Application Development)</text:p>
      <text:list text:style-name="L7">
        <text:list-item>
          <text:p text:style-name="P45">3 schema architecture</text:p>
        </text:list-item>
      </text:list>
      <text:p text:style-name="P44"/>
      <text:p text:style-name="P44">Chapter 17 (Transactions)</text:p>
      <text:list text:style-name="L8">
        <text:list-item>
          <text:p text:style-name="P46">Transition states</text:p>
        </text:list-item>
        <text:list-item>
          <text:p text:style-name="P47">Transaction property</text:p>
        </text:list-item>
        <text:list-item>
          <text:p text:style-name="P48">Transaction schedule</text:p>
        </text:list-item>
        <text:list-item>
          <text:p text:style-name="P47">Serializable and conflict serializable</text:p>
        </text:list-item>
        <text:list-item>
          <text:p text:style-name="P48">Read committed and repeatable read isolation</text:p>
        </text:list-item>
        <text:list-item>
          <text:p text:style-name="P49">snapshot isolation</text:p>
        </text:list-item>
      </text:list>
      <text:p text:style-name="P43"/>
      <text:p text:style-name="P19">ER diagram</text:p>
      <text:list text:style-name="L9">
        <text:list-item>
          <text:p text:style-name="P50"><text:span text:style-name="T14">B</text:span>atch management system</text:p>
        </text:list-item>
      </text:list>
      <text:p text:style-name="P19"/>
      <text:p text:style-name="P51">Description</text:p>
      <text:list text:continue-list="list1395543121" text:style-name="L2">
        <text:list-item>
          <text:p text:style-name="P52"/>
        </text:list-item>
        <text:list-item>
          <text:p text:style-name="P53"/>
        </text:list-item>
        <text:list-item>
          <text:p text:style-name="P54"/>
        </text:list-item>
        <text:list-item>
          <text:p text:style-name="P55"/>
        </text:list-item>
        <text:list-item>
          <text:p text:style-name="P55"/>
        </text:list-item>
        <text:list-item>
          <text:p text:style-name="P56"/>
        </text:list-item>
        <text:list-item>
          <text:p text:style-name="P57"/>
        </text:list-item>
        <text:list-item>
          <text:p text:style-name="P58"/>
        </text:list-item>
        <text:list-item>
          <text:p text:style-name="P59"/>
        </text:list-item>
        <text:list-item>
          <text:p text:style-name="P60"/>
        </text:list-item>
        <text:list-item>
          <text:p text:style-name="P60">Schema diagram of university</text:p>
        </text:list-item>
        <text:list-item>
          <text:p text:style-name="P61"/>
        </text:list-item>
        <text:list-item>
          <text:p text:style-name="P61"/>
        </text:list-item>
        <text:list-item>
          <text:p text:style-name="P61"/>
        </text:list-item>
        <text:list-item>
          <text:p text:style-name="P61"/>
        </text:list-item>
      </text:list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8:06:46.854075711</dc:date>
    <meta:editing-duration>PT6H54M4S</meta:editing-duration>
    <meta:editing-cycles>109</meta:editing-cycles>
    <meta:generator>LibreOffice/25.2.2.2$Linux_X86_64 LibreOffice_project/520$Build-2</meta:generator>
    <meta:document-statistic meta:table-count="0" meta:image-count="0" meta:object-count="0" meta:page-count="4" meta:paragraph-count="88" meta:word-count="354" meta:character-count="2058" meta:non-whitespace-character-count="1834"/>
  </office:meta>
</office:document-meta>
</file>